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2.22cm" fo:min-width="3.97cm" fo:padding-top="0.14cm" fo:padding-bottom="0.14cm" fo:padding-left="0.265cm" fo:padding-right="0.265cm"/>
      <style:paragraph-properties style:writing-mode="lr-tb"/>
    </style:style>
    <style:style style:name="gr2" style:family="graphic" style:parent-style-name="standard">
      <style:graphic-properties svg:stroke-width="0.03cm" svg:stroke-color="#000000" draw:marker-start-width="0.25cm" draw:marker-end-width="0.25cm" draw:fill="solid" draw:fill-color="#999999" draw:textarea-horizontal-align="justify" draw:textarea-vertical-align="middle" draw:auto-grow-height="false" fo:min-height="0.97cm" fo:min-width="3.22cm" fo:padding-top="0.14cm" fo:padding-bottom="0.14cm" fo:padding-left="0.265cm" fo:padding-right="0.265cm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000000" draw:fill="none" draw:fill-color="#ffffff" fo:min-height="4.5cm"/>
      <style:paragraph-properties style:writing-mode="lr-tb"/>
    </style:style>
    <style:style style:name="gr4" style:family="graphic" style:parent-style-name="standard">
      <style:graphic-properties draw:stroke="dash" draw:stroke-dash="Double_20_Dash" svg:stroke-color="#000000" draw:fill="none" draw:fill-color="#ffffff" fo:min-height="6.699cm"/>
      <style:paragraph-properties style:writing-mode="lr-tb"/>
    </style:style>
    <style:style style:name="gr5" style:family="graphic" style:parent-style-name="standard" style:list-style-name="L2">
      <style:graphic-properties draw:stroke="dash" draw:stroke-dash="Double_20_Dash" svg:stroke-color="#000000" draw:fill="none" draw:fill-color="#ffffff" fo:min-height="5.2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999999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5cm" svg:x="13cm" svg:y="1.5cm">
          <text:p text:style-name="P1"><text:span text:style-name="T1">OpenMan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5cm" svg:height="2.5cm" svg:x="27.75cm" svg:y="1.5cm">
          <text:p text:style-name="P1"><text:span text:style-name="T1">UR5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0" draw:id="id10" draw:layer="layout" svg:width="4.5cm" svg:height="2.5cm" svg:x="12.25cm" svg:y="14.75cm">
          <text:p text:style-name="P3"><text:span text:style-name="T2">Mqtt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" draw:id="id8" draw:layer="layout" svg:width="4.5cm" svg:height="2.5cm" svg:x="26cm" svg:y="15cm">
          <text:p text:style-name="P3"><text:span text:style-name="T2">CameraPlugi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3.75cm" svg:height="1.25cm" svg:x="2.25cm" svg:y="7.25cm">
          <text:p text:style-name="P1"><text:span text:style-name="T1">Pick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" draw:id="id11" draw:layer="layout" svg:width="3.75cm" svg:height="1.25cm" svg:x="18.5cm" svg:y="19.25cm">
          <text:p text:style-name="P1"><text:span text:style-name="T1">MoveCylind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" draw:id="id12" draw:layer="layout" svg:width="3.75cm" svg:height="1.25cm" svg:x="6.25cm" svg:y="19cm">
          <text:p text:style-name="P1"><text:span text:style-name="T1">CheckSto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3.75cm" svg:height="1.25cm" svg:x="11cm" svg:y="7.25cm">
          <text:p text:style-name="P1"><text:span text:style-name="T1">Plac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3.75cm" svg:height="1.25cm" svg:x="27.5cm" svg:y="7.25cm">
          <text:p text:style-name="P1"><text:span text:style-name="T1">MoveToSkil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3.75cm" svg:height="1.25cm" svg:x="35.25cm" svg:y="7.25cm">
          <text:p text:style-name="P1"><text:span text:style-name="T1">SetGripp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3.75cm" svg:height="1.25cm" svg:x="19cm" svg:y="7.25cm">
          <text:p text:style-name="P1"><text:span text:style-name="T1">PickAndPlace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7.75cm" svg:height="4.75cm" svg:x="1cm" svg:y="8.75cm">
          <draw:text-box>
            <text:list text:style-name="L1">
              <text:list-item>
                <text:p text:style-name="P6"><text:span text:style-name="T3">UA_CRCL_Pose</text:span><text:span text:style-name="T3">DataType </text:span><text:span text:style-name="T3">pickPose</text:span></text:p>
                <text:list>
                  <text:list-item>
                    <text:p text:style-name="P6"><text:span text:style-name="T3"><text:s text:c="4"/></text:span><text:span text:style-name="T3">UA_UInt32 </text:span><text:span text:style-name="T3">id;</text:span></text:p>
                  </text:list-item>
                  <text:list-item>
                    <text:p text:style-name="P6"><text:span text:style-name="T3"><text:s text:c="4"/></text:span><text:span text:style-name="T3">UA_String </text:span><text:span text:style-name="T3">name;</text:span></text:p>
                  </text:list-item>
                  <text:list-item>
                    <text:p text:style-name="P6"><text:span text:style-name="T3"><text:s text:c="4"/></text:span><text:span text:style-name="T3">UA_CRCL_P</text:span><text:span text:style-name="T3">ointDataType </text:span><text:span text:style-name="T3">point;</text:span></text:p>
                  </text:list-item>
                  <text:list-item>
                    <text:p text:style-name="P6"><text:span text:style-name="T3"><text:s text:c="4"/></text:span><text:span text:style-name="T3">UA_CRCL_V</text:span><text:span text:style-name="T3">ectorDataTy</text:span><text:span text:style-name="T3">pe xAxis;</text:span></text:p>
                  </text:list-item>
                  <text:list-item>
                    <text:p text:style-name="P6"><text:span text:style-name="T3"><text:s text:c="4"/></text:span><text:span text:style-name="T3">UA_CRCL_V</text:span><text:span text:style-name="T3">ectorDataTy</text:span><text:span text:style-name="T3">pe zAxis;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cm" svg:height="6.949cm" svg:x="15.75cm" svg:y="20.801cm">
          <draw:text-box>
            <text:list text:style-name="L1">
              <text:list-item>
                <text:p text:style-name="P6"><text:span text:style-name="T3">ActuateJointDataTyp</text:span><text:span text:style-name="T3">e</text:span></text:p>
                <text:list>
                  <text:list-item>
                    <text:p text:style-name="P6"><text:span text:style-name="T3"><text:s text:c="4"/></text:span><text:span text:style-name="T3">UA_UInt32 id;</text:span></text:p>
                  </text:list-item>
                  <text:list-item>
                    <text:p text:style-name="P6"><text:span text:style-name="T3"><text:s text:c="4"/></text:span><text:span text:style-name="T3">UA_String </text:span><text:span text:style-name="T3">name;</text:span></text:p>
                  </text:list-item>
                  <text:list-item>
                    <text:p text:style-name="P6"><text:span text:style-name="T3"><text:s text:c="4"/></text:span><text:span text:style-name="T3">UA_Int32 </text:span><text:span text:style-name="T3">jointNumber;</text:span></text:p>
                  </text:list-item>
                  <text:list-item>
                    <text:p text:style-name="P6"><text:span text:style-name="T3"><text:s text:c="4"/></text:span><text:span text:style-name="T3">UA_Double </text:span><text:span text:style-name="T3">jointPosition;</text:span></text:p>
                  </text:list-item>
                  <text:list-item>
                    <text:p text:style-name="P6"><text:span text:style-name="T3"><text:s text:c="4"/></text:span><text:span text:style-name="T3">UA_CRCL_JointD</text:span><text:span text:style-name="T3">etailsDataType </text:span><text:span text:style-name="T3">jointDetails;</text:span></text:p>
                  </text:list-item>
                </text:list>
              </text:list-item>
            </text:list>
          </draw:text-box>
        </draw:frame>
        <draw:custom-shape draw:style-name="gr2" draw:text-style-name="P5" xml:id="id9" draw:id="id9" draw:layer="layout" svg:width="3.75cm" svg:height="1.25cm" svg:x="30.25cm" svg:y="19.25cm">
          <text:p text:style-name="P1"><text:span text:style-name="T1">GetPose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7.75cm" svg:height="4.75cm" svg:x="33cm" svg:y="8.75cm">
          <draw:text-box>
            <text:list text:style-name="L1">
              <text:list-item>
                <text:p text:style-name="P6"><text:span text:style-name="T3"><text:s text:c="4"/></text:span><text:span text:style-name="T3">UA_CRCL_FractionD</text:span><text:span text:style-name="T3">ataType setting;</text:span></text:p>
                <text:list>
                  <text:list-item>
                    <text:p text:style-name="P6"><text:span text:style-name="T3">UA_Double </text:span><text:span text:style-name="T3">fraction;</text:span></text:p>
                  </text:list-item>
                  <text:list-item>
                    <text:p text:style-name="P6"><text:span text:style-name="T3">UA_Double </text:span><text:span text:style-name="T3">fractionMax;</text:span></text:p>
                  </text:list-item>
                  <text:list-item>
                    <text:p text:style-name="P6"><text:span text:style-name="T3">UA_Double </text:span><text:span text:style-name="T3">fractionMin;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75cm" svg:height="4.75cm" svg:x="25cm" svg:y="8.75cm">
          <draw:text-box>
            <text:list text:style-name="L2">
              <text:list-item>
                <text:p text:style-name="P8"><text:span text:style-name="T3">UA_CRCL_PoseData</text:span><text:span text:style-name="T3">Type goalPose</text:span></text:p>
                <text:list>
                  <text:list-item>
                    <text:p text:style-name="P8"><text:span text:style-name="T3"><text:s text:c="4"/></text:span><text:span text:style-name="T3">UA_UInt32 id;</text:span></text:p>
                  </text:list-item>
                  <text:list-item>
                    <text:p text:style-name="P8"><text:span text:style-name="T3"><text:s text:c="4"/></text:span><text:span text:style-name="T3">UA_String </text:span><text:span text:style-name="T3">name;</text:span></text:p>
                  </text:list-item>
                  <text:list-item>
                    <text:p text:style-name="P8"><text:span text:style-name="T3"><text:s text:c="4"/></text:span><text:span text:style-name="T3">UA_CRCL_Point</text:span><text:span text:style-name="T3">DataType point;</text:span></text:p>
                  </text:list-item>
                  <text:list-item>
                    <text:p text:style-name="P8"><text:span text:style-name="T3"><text:s text:c="4"/></text:span><text:span text:style-name="T3">UA_CRCL_Vector</text:span><text:span text:style-name="T3">DataType xAxis;</text:span></text:p>
                  </text:list-item>
                  <text:list-item>
                    <text:p text:style-name="P8"><text:span text:style-name="T3"><text:s text:c="4"/></text:span><text:span text:style-name="T3">UA_CRCL_Vector</text:span><text:span text:style-name="T3">DataType zAxis;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7.75cm" svg:height="5.5cm" svg:x="17cm" svg:y="8.75cm">
          <draw:text-box>
            <text:list text:style-name="L2">
              <text:list-item>
                <text:p text:style-name="P8"><text:span text:style-name="T3">UA_CRCL_PoseData</text:span><text:span text:style-name="T3">Type pickPose</text:span></text:p>
                <text:list>
                  <text:list-item>
                    <text:p text:style-name="P8"><text:span text:style-name="T3"><text:s text:c="4"/></text:span><text:span text:style-name="T3">UA_UInt32 id;</text:span></text:p>
                  </text:list-item>
                  <text:list-item>
                    <text:p text:style-name="P8"><text:span text:style-name="T3"><text:s text:c="4"/></text:span><text:span text:style-name="T3">UA_String </text:span><text:span text:style-name="T3">name;</text:span></text:p>
                  </text:list-item>
                  <text:list-item>
                    <text:p text:style-name="P8"><text:span text:style-name="T3"><text:s text:c="4"/></text:span><text:span text:style-name="T3">UA_CRCL_Point</text:span><text:span text:style-name="T3">DataType point;</text:span></text:p>
                  </text:list-item>
                  <text:list-item>
                    <text:p text:style-name="P8"><text:span text:style-name="T3"><text:s text:c="4"/></text:span><text:span text:style-name="T3">UA_CRCL_Vector</text:span><text:span text:style-name="T3">DataType xAxis;</text:span></text:p>
                  </text:list-item>
                  <text:list-item>
                    <text:p text:style-name="P8"><text:span text:style-name="T3"><text:s text:c="4"/></text:span><text:span text:style-name="T3">UA_CRCL_Vector</text:span><text:span text:style-name="T3">DataType zAxis;</text:span></text:p>
                  </text:list-item>
                </text:list>
              </text:list-item>
              <text:list-item>
                <text:p text:style-name="P8"><text:span text:style-name="T3">UA_CRCL_PoseData</text:span><text:span text:style-name="T3">Type placePose</text:span></text:p>
                <text:list>
                  <text:list-item>
                    <text:p text:style-name="P8"><text:span text:style-name="T3"><text:s text:c="4"/></text:span><text:span text:style-name="T3">UA_UInt32 id;</text:span></text:p>
                  </text:list-item>
                  <text:list-item>
                    <text:p text:style-name="P8"><text:span text:style-name="T3"><text:s text:c="4"/></text:span><text:span text:style-name="T3">UA_String </text:span><text:span text:style-name="T3">name;</text:span></text:p>
                  </text:list-item>
                  <text:list-item>
                    <text:p text:style-name="P8"><text:span text:style-name="T3"><text:s text:c="4"/></text:span><text:span text:style-name="T3">UA_CRCL_Point</text:span><text:span text:style-name="T3">DataType point;</text:span></text:p>
                  </text:list-item>
                  <text:list-item>
                    <text:p text:style-name="P8"><text:span text:style-name="T3"><text:s text:c="4"/></text:span><text:span text:style-name="T3">UA_CRCL_Vector</text:span><text:span text:style-name="T3">DataType xAxis;</text:span></text:p>
                  </text:list-item>
                  <text:list-item>
                    <text:p text:style-name="P8"><text:span text:style-name="T3"><text:s text:c="4"/></text:span><text:span text:style-name="T3">UA_CRCL_Vector</text:span><text:span text:style-name="T3">DataType zAxis;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75cm" svg:height="4.75cm" svg:x="9cm" svg:y="8.75cm">
          <draw:text-box>
            <text:list text:style-name="L2">
              <text:list-item>
                <text:p text:style-name="P8"><text:span text:style-name="T3">UA_CRCL_PoseDataType placePose</text:span></text:p>
                <text:list>
                  <text:list-item>
                    <text:p text:style-name="P8"><text:span text:style-name="T3"><text:s text:c="4"/></text:span><text:span text:style-name="T3">UA_UInt32 id;</text:span></text:p>
                  </text:list-item>
                  <text:list-item>
                    <text:p text:style-name="P8"><text:span text:style-name="T3"><text:s text:c="4"/></text:span><text:span text:style-name="T3">UA_String name;</text:span></text:p>
                  </text:list-item>
                  <text:list-item>
                    <text:p text:style-name="P8"><text:span text:style-name="T3"><text:s text:c="4"/></text:span><text:span text:style-name="T3">UA_CRCL_PointDataType point;</text:span></text:p>
                  </text:list-item>
                  <text:list-item>
                    <text:p text:style-name="P8"><text:span text:style-name="T3"><text:s text:c="4"/></text:span><text:span text:style-name="T3">UA_CRCL_VectorDataType xAxis;</text:span></text:p>
                  </text:list-item>
                  <text:list-item>
                    <text:p text:style-name="P8"><text:span text:style-name="T3"><text:s text:c="4"/></text:span><text:span text:style-name="T3">UA_CRCL_VectorDataType zAxis;</text:span></text:p>
                  </text:list-item>
                </text:list>
              </text:list-item>
              <text:list-item>
                <text:p text:style-name="P8"><text:span text:style-name="T3">Double offset</text:span></text:p>
              </text:list-item>
            </text:list>
          </draw:text-box>
        </draw:frame>
        <draw:frame draw:style-name="gr3" draw:text-style-name="P7" draw:layer="layout" svg:width="7.75cm" svg:height="4.75cm" svg:x="4cm" svg:y="20.75cm">
          <draw:text-box>
            <text:p text:style-name="P6"><text:span text:style-name="T3">None</text:span></text:p>
          </draw:text-box>
        </draw:frame>
        <draw:frame draw:style-name="gr3" draw:text-style-name="P7" draw:layer="layout" svg:width="7.75cm" svg:height="4.75cm" svg:x="28.5cm" svg:y="21cm">
          <draw:text-box>
            <text:p text:style-name="P6"><text:span text:style-name="T3">None</text:span></text:p>
          </draw:text-box>
        </draw:frame>
        <draw:connector draw:style-name="gr6" draw:text-style-name="P10" draw:layer="layout" draw:type="line" svg:x1="15.25cm" svg:y1="4cm" svg:x2="6cm" svg:y2="7.875cm" draw:start-shape="id1" draw:start-glue-point="2" draw:end-shape="id2" svg:d="M15250 4000l-9250 3875" svg:viewBox="0 0 9251 3876">
          <text:p/>
        </draw:connector>
        <draw:connector draw:style-name="gr6" draw:text-style-name="P10" draw:layer="layout" draw:type="line" svg:x1="15.25cm" svg:y1="4cm" svg:x2="12.875cm" svg:y2="7.25cm" draw:start-shape="id1" draw:start-glue-point="2" draw:end-shape="id3" draw:end-glue-point="0" svg:d="M15250 4000l-2375 3250" svg:viewBox="0 0 2376 3251">
          <text:p/>
        </draw:connector>
        <draw:connector draw:style-name="gr6" draw:text-style-name="P10" draw:layer="layout" draw:type="line" svg:x1="30cm" svg:y1="4cm" svg:x2="20.875cm" svg:y2="7.25cm" draw:start-shape="id4" draw:start-glue-point="2" draw:end-shape="id5" draw:end-glue-point="0" svg:d="M30000 4000l-9125 3250" svg:viewBox="0 0 9126 3251">
          <text:p/>
        </draw:connector>
        <draw:connector draw:style-name="gr6" draw:text-style-name="P10" draw:layer="layout" draw:type="line" svg:x1="30cm" svg:y1="4cm" svg:x2="35.25cm" svg:y2="7.875cm" draw:start-shape="id4" draw:start-glue-point="2" draw:end-shape="id6" svg:d="M30000 4000l5250 3875" svg:viewBox="0 0 5251 3876">
          <text:p/>
        </draw:connector>
        <draw:connector draw:style-name="gr6" draw:text-style-name="P10" draw:layer="layout" draw:type="line" svg:x1="15.25cm" svg:y1="4cm" svg:x2="35.25cm" svg:y2="7.875cm" draw:start-shape="id1" draw:start-glue-point="2" draw:end-shape="id6" draw:end-glue-point="3" svg:d="M15250 4000l20000 3875" svg:viewBox="0 0 20001 3876">
          <text:p/>
        </draw:connector>
        <draw:connector draw:style-name="gr6" draw:text-style-name="P10" draw:layer="layout" draw:type="line" svg:x1="15.25cm" svg:y1="4cm" svg:x2="29.375cm" svg:y2="7.25cm" draw:start-shape="id1" draw:start-glue-point="2" draw:end-shape="id7" draw:end-glue-point="0" svg:d="M15250 4000l14125 3250" svg:viewBox="0 0 14126 3251">
          <text:p/>
        </draw:connector>
        <draw:connector draw:style-name="gr6" draw:text-style-name="P10" draw:layer="layout" draw:type="line" svg:x1="30cm" svg:y1="4cm" svg:x2="29.375cm" svg:y2="7.25cm" draw:start-shape="id4" draw:start-glue-point="2" draw:end-shape="id7" draw:end-glue-point="0" svg:d="M30000 4000l-625 3250" svg:viewBox="0 0 626 3251">
          <text:p/>
        </draw:connector>
        <draw:connector draw:style-name="gr6" draw:text-style-name="P10" draw:layer="layout" draw:type="line" svg:x1="28.25cm" svg:y1="17.5cm" svg:x2="32.125cm" svg:y2="19.25cm" draw:start-shape="id8" draw:start-glue-point="2" draw:end-shape="id9" draw:end-glue-point="0" svg:d="M28250 17500l3875 1750" svg:viewBox="0 0 3876 1751">
          <text:p/>
        </draw:connector>
        <draw:connector draw:style-name="gr6" draw:text-style-name="P10" draw:layer="layout" draw:type="line" svg:x1="14.5cm" svg:y1="17.25cm" svg:x2="20.375cm" svg:y2="19.25cm" draw:start-shape="id10" draw:start-glue-point="2" draw:end-shape="id11" draw:end-glue-point="0" svg:d="M14500 17250l5875 2000" svg:viewBox="0 0 5876 2001">
          <text:p/>
        </draw:connector>
        <draw:connector draw:style-name="gr6" draw:text-style-name="P10" draw:layer="layout" draw:type="line" svg:x1="14.5cm" svg:y1="17.25cm" svg:x2="8.125cm" svg:y2="19cm" draw:start-shape="id10" draw:start-glue-point="2" draw:end-shape="id12" draw:end-glue-point="0" svg:d="M14500 17250l-6375 1750" svg:viewBox="0 0 6376 1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09:29:09.320235242</meta:creation-date>
    <dc:date>2022-11-03T13:41:56.990932383</dc:date>
    <meta:editing-duration>PT13M53S</meta:editing-duration>
    <meta:editing-cycles>3</meta:editing-cycles>
    <meta:generator>LibreOffice/7.3.6.2$Linux_X86_64 LibreOffice_project/30$Build-2</meta:generator>
    <meta:document-statistic meta:object-count="30"/>
  </office:meta>
</office:document-meta>
</file>